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162.85pt"/>
    </style:style>
    <style:style style:name="co5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/>
          <table:table-cell office:value-type="float" office:value="-1.5" calcext:value-type="float">
            <text:p>-1.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39" calcext:value-type="float">
            <text:p>1.39</text:p>
          </table:table-cell>
          <table:table-cell/>
          <table:table-cell table:formula="of:=[.B2]-([.E2]*[.H2]/[.D3]+[.F2]*[.H3]/[.D3])" office:value-type="float" office:value="-1.86041250994553" calcext:value-type="float">
            <text:p>-1.86041250994553</text:p>
          </table:table-cell>
          <table:table-cell office:value-type="float" office:value="-1.86042" calcext:value-type="float">
            <text:p>-1.86042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-3.2678" calcext:value-type="float">
            <text:p>-3.2678</text:p>
          </table:table-cell>
          <table:table-cell office:value-type="float" office:value="2.71828182845" calcext:value-type="float">
            <text:p>2.718281828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7687" calcext:value-type="float">
            <text:p>0.17687</text:p>
          </table:table-cell>
          <table:table-cell/>
          <table:table-cell table:formula="of:=[.B3]-(([.E3]^(-1.5))*[.H2]/[.D3]+[.F3]*[.H3]/[.D3])" office:value-type="float" office:value="0.857286529961401" calcext:value-type="float">
            <text:p>0.857286529961401</text:p>
          </table:table-cell>
          <table:table-cell office:value-type="float" office:value="0.85729" calcext:value-type="float">
            <text:p>0.85729</text:p>
          </table:table-cell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formula="of:=-2*[.J2]" office:value-type="float" office:value="3.72082501989106" calcext:value-type="float">
            <text:p>3.72082501989106</text:p>
          </table:table-cell>
          <table:table-cell table:formula="of:=-2*[.J3]" office:value-type="float" office:value="-1.7145730599228" calcext:value-type="float">
            <text:p>-1.7145730599228</text:p>
          </table:table-cell>
          <table:table-cell table:number-columns-repeated="2"/>
          <table:table-cell table:formula="of:=[.B6]" office:value-type="float" office:value="-1" calcext:value-type="float">
            <text:p>-1</text:p>
          </table:table-cell>
          <table:table-cell table:formula="of:=[.B5]*-1" office:value-type="float" office:value="1.7145730599228" calcext:value-type="float">
            <text:p>1.7145730599228</text:p>
          </table:table-cell>
          <table:table-cell/>
          <table:table-cell table:formula="of:=4-([.J2]*[.J2])-([.J3]*[.J3])" office:value-type="float" office:value="-0.196074901615083" calcext:value-type="float">
            <text:p>-0.196074901615083</text:p>
          </table:table-cell>
          <table:table-cell/>
          <table:table-cell table:formula="of:=[.J2]-([.E5]*[.H5]/[.D6]+[.F5]*[.H6]/[.D6])" office:value-type="float" office:value="-1.81678617427965" calcext:value-type="float">
            <text:p>-1.81678617427965</text:p>
          </table:table-cell>
          <table:table-cell/>
        </table:table-row>
        <table:table-row table:style-name="ro1">
          <table:table-cell table:formula="of:=-1*([.E3]^[.J2])" office:value-type="float" office:value="-0.15560842710384" calcext:value-type="float">
            <text:p>-0.1556084271038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5]*[.B6]-[.A6]*[.B5]" office:value-type="float" office:value="-3.98762703690026" calcext:value-type="float">
            <text:p>-3.98762703690026</text:p>
          </table:table-cell>
          <table:table-cell table:formula="of:=[.A6]*-1" office:value-type="float" office:value="0.15560842710384" calcext:value-type="float">
            <text:p>0.15560842710384</text:p>
          </table:table-cell>
          <table:table-cell table:formula="of:=[.A5]" office:value-type="float" office:value="3.72082501989106" calcext:value-type="float">
            <text:p>3.72082501989106</text:p>
          </table:table-cell>
          <table:table-cell/>
          <table:table-cell table:formula="of:=1-[.E3]^[.J2]-[.J3]" office:value-type="float" office:value="-0.0128949570652411" calcext:value-type="float">
            <text:p>-0.012894957065241</text:p>
          </table:table-cell>
          <table:table-cell/>
          <table:table-cell table:formula="of:=[.J3]-([.E6]*[.H5]/[.D6]+[.F6]*[.H6]/[.D6])" office:value-type="float" office:value="0.837602947422888" calcext:value-type="float">
            <text:p>0.837602947422888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formula="of:=-2*[.J5]" office:value-type="float" office:value="3.63357234855929" calcext:value-type="float">
            <text:p>3.63357234855929</text:p>
          </table:table-cell>
          <table:table-cell table:formula="of:=-2*[.J6]" office:value-type="float" office:value="-1.67520589484578" calcext:value-type="float">
            <text:p>-1.67520589484578</text:p>
          </table:table-cell>
          <table:table-cell table:number-columns-repeated="2"/>
          <table:table-cell table:formula="of:=[.B9]" office:value-type="float" office:value="-1" calcext:value-type="float">
            <text:p>-1</text:p>
          </table:table-cell>
          <table:table-cell table:formula="of:=[.B8]*-1" office:value-type="float" office:value="1.67520589484578" calcext:value-type="float">
            <text:p>1.67520589484578</text:p>
          </table:table-cell>
          <table:table-cell/>
          <table:table-cell table:formula="of:=4-([.J5]*[.J5])-([.J6]*[.J6])" office:value-type="float" office:value="-0.00229070058518255" calcext:value-type="float">
            <text:p>-0.002290700585183</text:p>
          </table:table-cell>
          <table:table-cell/>
          <table:table-cell table:formula="of:=[.J5]-([.E8]*[.H8]/[.D9]+[.F8]*[.H9]/[.D9])" office:value-type="float" office:value="-1.81626414326945" calcext:value-type="float">
            <text:p>-1.81626414326945</text:p>
          </table:table-cell>
          <table:table-cell/>
        </table:table-row>
        <table:table-row table:style-name="ro1">
          <table:table-cell table:formula="of:=-1*([.$E$3]^[.J5])" office:value-type="float" office:value="-0.162547311113414" calcext:value-type="float">
            <text:p>-0.16254731111341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]*[.B9]-[.A9]*[.B8]" office:value-type="float" office:value="-3.90587256232781" calcext:value-type="float">
            <text:p>-3.90587256232781</text:p>
          </table:table-cell>
          <table:table-cell table:formula="of:=[.A9]*-1" office:value-type="float" office:value="0.162547311113414" calcext:value-type="float">
            <text:p>0.162547311113414</text:p>
          </table:table-cell>
          <table:table-cell table:formula="of:=[.A8]" office:value-type="float" office:value="3.63357234855929" calcext:value-type="float">
            <text:p>3.63357234855929</text:p>
          </table:table-cell>
          <table:table-cell/>
          <table:table-cell table:formula="of:=1-[.$E$3]^[.J5]-[.J6]" office:value-type="float" office:value="-0.000150258536301462" calcext:value-type="float">
            <text:p>-0.000150258536301</text:p>
          </table:table-cell>
          <table:table-cell/>
          <table:table-cell table:formula="of:=[.J6]-([.E9]*[.H8]/[.D9]+[.F9]*[.H9]/[.D9])" office:value-type="float" office:value="0.837367834149561" calcext:value-type="float">
            <text:p>0.83736783414956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1" table:default-cell-style-name="ce1"/>
        <table:table-column table:style-name="co5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 table:number-columns-spanned="1" table:number-rows-spanned="2">
            <text:p>-</text:p>
          </table:table-cell>
          <table:table-cell/>
          <table:table-cell table:formula="of:=[.M2]" office:value-type="float" office:value="1" calcext:value-type="float">
            <text:p>1</text:p>
          </table:table-cell>
          <table:table-cell table:formula="of:=-1*[.M1]" office:value-type="float" office:value="-1" calcext:value-type="float">
            <text:p>-1</text:p>
          </table:table-cell>
          <table:table-cell office:value-type="string" calcext:value-type="string" table:number-columns-spanned="1" table:number-rows-spanned="2">
            <text:p>*</text:p>
          </table:table-cell>
          <table:table-cell table:formula="of:=1-[.A1]*[.A1]-[.A1]+[.A2]*[.A2]" office:value-type="float" office:value="0.29" calcext:value-type="float">
            <text:p>0.29</text:p>
          </table:table-cell>
          <table:table-cell office:value-type="string" calcext:value-type="string" table:number-columns-spanned="1" table:number-rows-spanned="2">
            <text:p>=</text:p>
          </table:table-cell>
          <table:table-cell table:formula="of:=[.A1]-([.D1]*[.G1]/[.C2]+[.E1]*[.G2]/[.C2])" office:value-type="float" office:value="0.732111697916213" calcext:value-type="float">
            <text:p>0.732111697916213</text:p>
          </table:table-cell>
          <table:table-cell/>
          <table:table-cell office:value-type="string" calcext:value-type="string" table:number-columns-spanned="1" table:number-rows-spanned="2">
            <text:p>J(x)=</text:p>
          </table:table-cell>
          <table:table-cell table:formula="of:=-2*[.A1]-1" office:value-type="float" office:value="-2.2" calcext:value-type="float">
            <text:p>-2.2</text:p>
          </table:table-cell>
          <table:table-cell table:formula="of:=2*[.A2]" office:value-type="float" office:value="1" calcext:value-type="float">
            <text:p>1</text:p>
          </table:table-cell>
          <table:table-cell table:style-name="ce3" table:number-columns-spanned="1" table:number-rows-spanned="2"/>
        </table:table-row>
        <table:table-row table:style-name="ro1">
          <table:table-cell office:value-type="float" office:value="0.5" calcext:value-type="float">
            <text:p>0.5</text:p>
          </table:table-cell>
          <table:covered-table-cell table:style-name="Default"/>
          <table:table-cell table:formula="of:=[.L1]*[.M2]-[.L2]*[.M1]" office:value-type="float" office:value="-1.07692381158648" calcext:value-type="float">
            <text:p>-1.07692381158648</text:p>
          </table:table-cell>
          <table:table-cell table:formula="of:=-1*[.L2]" office:value-type="float" office:value="1.12307618841352" calcext:value-type="float">
            <text:p>1.12307618841352</text:p>
          </table:table-cell>
          <table:table-cell table:formula="of:=[.L1]" office:value-type="float" office:value="-2.2" calcext:value-type="float">
            <text:p>-2.2</text:p>
          </table:table-cell>
          <table:covered-table-cell table:style-name="Default"/>
          <table:table-cell table:formula="of:=[.A2]-SIN([.A1]*[.A1])" office:value-type="float" office:value="0.14772576672491" calcext:value-type="float">
            <text:p>0.14772576672491</text:p>
          </table:table-cell>
          <table:covered-table-cell table:style-name="Default"/>
          <table:table-cell table:formula="of:=[.A2]-([.D2]*[.G1]/[.C2]+[.E2]*[.G2]/[.C2])" office:value-type="float" office:value="0.500645735415669" calcext:value-type="float">
            <text:p>0.500645735415669</text:p>
          </table:table-cell>
          <table:table-cell/>
          <table:covered-table-cell table:style-name="Default"/>
          <table:table-cell table:formula="of:=-2*[.A1]*COS([.A1]*[.A1])" office:value-type="float" office:value="-1.12307618841352" calcext:value-type="float">
            <text:p>-1.12307618841352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formula="of:=[.I1]" office:value-type="float" office:value="0.732111697916213" calcext:value-type="float">
            <text:p>0.732111697916213</text:p>
          </table:table-cell>
          <table:table-cell office:value-type="string" calcext:value-type="string" table:number-columns-spanned="1" table:number-rows-spanned="2">
            <text:p>-</text:p>
          </table:table-cell>
          <table:table-cell/>
          <table:table-cell table:formula="of:=[.M5]" office:value-type="float" office:value="1" calcext:value-type="float">
            <text:p>1</text:p>
          </table:table-cell>
          <table:table-cell table:formula="of:=-1*[.M4]" office:value-type="float" office:value="-1.00129147083134" calcext:value-type="float">
            <text:p>-1.00129147083134</text:p>
          </table:table-cell>
          <table:table-cell office:value-type="string" calcext:value-type="string" table:number-columns-spanned="1" table:number-rows-spanned="2">
            <text:p>*</text:p>
          </table:table-cell>
          <table:table-cell table:formula="of:=1-[.A4]*[.A4]-[.A4]+[.A5]*[.A5]" office:value-type="float" office:value="-0.0174530837520779" calcext:value-type="float">
            <text:p>-0.017453083752078</text:p>
          </table:table-cell>
          <table:table-cell office:value-type="string" calcext:value-type="string" table:number-columns-spanned="1" table:number-rows-spanned="2">
            <text:p>=</text:p>
          </table:table-cell>
          <table:table-cell table:formula="of:=[.A4]-([.D4]*[.G4]/[.C5]+[.E4]*[.G5]/[.C5])" office:value-type="float" office:value="0.725967769333066" calcext:value-type="float">
            <text:p>0.725967769333066</text:p>
          </table:table-cell>
          <table:table-cell/>
          <table:table-cell office:value-type="string" calcext:value-type="string" table:number-columns-spanned="1" table:number-rows-spanned="2">
            <text:p>J(x)=</text:p>
          </table:table-cell>
          <table:table-cell table:formula="of:=-2*[.A4]-1" office:value-type="float" office:value="-2.46422339583243" calcext:value-type="float">
            <text:p>-2.46422339583243</text:p>
          </table:table-cell>
          <table:table-cell table:formula="of:=2*[.A5]" office:value-type="float" office:value="1.00129147083134" calcext:value-type="float">
            <text:p>1.00129147083134</text:p>
          </table:table-cell>
          <table:table-cell/>
        </table:table-row>
        <table:table-row table:style-name="ro1">
          <table:table-cell table:formula="of:=[.I2]" office:value-type="float" office:value="0.500645735415669" calcext:value-type="float">
            <text:p>0.500645735415669</text:p>
          </table:table-cell>
          <table:covered-table-cell table:style-name="Default"/>
          <table:table-cell table:formula="of:=[.L4]*[.M5]-[.L5]*[.M4]" office:value-type="float" office:value="-1.20370995779787" calcext:value-type="float">
            <text:p>-1.20370995779787</text:p>
          </table:table-cell>
          <table:table-cell table:formula="of:=-1*[.L5]" office:value-type="float" office:value="1.2588876213916" calcext:value-type="float">
            <text:p>1.2588876213916</text:p>
          </table:table-cell>
          <table:table-cell table:formula="of:=[.L4]" office:value-type="float" office:value="-2.46422339583243" calcext:value-type="float">
            <text:p>-2.46422339583243</text:p>
          </table:table-cell>
          <table:covered-table-cell table:style-name="Default"/>
          <table:table-cell table:formula="of:=[.A5]-SIN([.A4]*[.A4])" office:value-type="float" office:value="-0.0100446034242101" calcext:value-type="float">
            <text:p>-0.01004460342421</text:p>
          </table:table-cell>
          <table:covered-table-cell table:style-name="Default"/>
          <table:table-cell table:formula="of:=[.A5]-([.D5]*[.G4]/[.C5]+[.E5]*[.G5]/[.C5])" office:value-type="float" office:value="0.502955823199842" calcext:value-type="float">
            <text:p>0.502955823199842</text:p>
          </table:table-cell>
          <table:table-cell/>
          <table:covered-table-cell table:style-name="Default"/>
          <table:table-cell table:formula="of:=-2*[.A4]*COS([.A4]*[.A4])" office:value-type="float" office:value="-1.2588876213916" calcext:value-type="float">
            <text:p>-1.2588876213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formula="of:=[.I4]" office:value-type="float" office:value="0.725967769333066" calcext:value-type="float">
            <text:p>0.725967769333066</text:p>
          </table:table-cell>
          <table:table-cell office:value-type="string" calcext:value-type="string" table:number-columns-spanned="1" table:number-rows-spanned="2">
            <text:p>-</text:p>
          </table:table-cell>
          <table:table-cell/>
          <table:table-cell table:formula="of:=[.M8]" office:value-type="float" office:value="1" calcext:value-type="float">
            <text:p>1</text:p>
          </table:table-cell>
          <table:table-cell table:formula="of:=-1*[.M7]" office:value-type="float" office:value="-1.00591164639968" calcext:value-type="float">
            <text:p>-1.00591164639968</text:p>
          </table:table-cell>
          <table:table-cell office:value-type="string" calcext:value-type="string" table:number-columns-spanned="1" table:number-rows-spanned="2">
            <text:p>*</text:p>
          </table:table-cell>
          <table:table-cell table:style-name="ce4" table:formula="of:=1-[.A7]*[.A7]-[.A7]+[.A8]*[.A8]" office:value-type="float" office:value="-0.0000324113528642478" calcext:value-type="float">
            <text:p>-3.241135286424780E-05</text:p>
          </table:table-cell>
          <table:table-cell office:value-type="string" calcext:value-type="string" table:number-columns-spanned="1" table:number-rows-spanned="2">
            <text:p>=</text:p>
          </table:table-cell>
          <table:table-cell table:formula="of:=[.A7]-([.D7]*[.G7]/[.C8]+[.E7]*[.G8]/[.C8])" office:value-type="float" office:value="0.725950726232237" calcext:value-type="float">
            <text:p>0.725950726232237</text:p>
          </table:table-cell>
          <table:table-cell/>
          <table:table-cell office:value-type="string" calcext:value-type="string" table:number-columns-spanned="1" table:number-rows-spanned="2">
            <text:p>J(x)=</text:p>
          </table:table-cell>
          <table:table-cell table:formula="of:=-2*[.A7]-1" office:value-type="float" office:value="-2.45193553866613" calcext:value-type="float">
            <text:p>-2.45193553866613</text:p>
          </table:table-cell>
          <table:table-cell table:formula="of:=2*[.A8]" office:value-type="float" office:value="1.00591164639968" calcext:value-type="float">
            <text:p>1.00591164639968</text:p>
          </table:table-cell>
          <table:table-cell/>
        </table:table-row>
        <table:table-row table:style-name="ro1">
          <table:table-cell table:formula="of:=[.I5]" office:value-type="float" office:value="0.502955823199842" calcext:value-type="float">
            <text:p>0.502955823199842</text:p>
          </table:table-cell>
          <table:covered-table-cell table:style-name="Default"/>
          <table:table-cell table:formula="of:=[.L7]*[.M8]-[.L8]*[.M7]" office:value-type="float" office:value="-1.18960163477731" calcext:value-type="float">
            <text:p>-1.18960163477731</text:p>
          </table:table-cell>
          <table:table-cell table:formula="of:=-1*[.L8]" office:value-type="float" office:value="1.254915288442" calcext:value-type="float">
            <text:p>1.254915288442</text:p>
          </table:table-cell>
          <table:table-cell table:formula="of:=[.L7]" office:value-type="float" office:value="-2.45193553866613" calcext:value-type="float">
            <text:p>-2.45193553866613</text:p>
          </table:table-cell>
          <table:covered-table-cell table:style-name="Default"/>
          <table:table-cell table:formula="of:=[.A8]-SIN([.A7]*[.A7])" office:value-type="float" office:value="-0.0000120655251382162" calcext:value-type="float">
            <text:p>-1.20655251382162E-05</text:p>
          </table:table-cell>
          <table:covered-table-cell table:style-name="Default"/>
          <table:table-cell table:formula="of:=[.A8]-([.D8]*[.G7]/[.C8]+[.E8]*[.G8]/[.C8])" office:value-type="float" office:value="0.502946501077187" calcext:value-type="float">
            <text:p>0.502946501077187</text:p>
          </table:table-cell>
          <table:table-cell/>
          <table:covered-table-cell table:style-name="Default"/>
          <table:table-cell table:formula="of:=-2*[.A7]*COS([.A7]*[.A7])" office:value-type="float" office:value="-1.254915288442" calcext:value-type="float">
            <text:p>-1.2549152884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formula="of:=[.I7]" office:value-type="float" office:value="0.725950726232237" calcext:value-type="float">
            <text:p>0.725950726232237</text:p>
          </table:table-cell>
          <table:table-cell office:value-type="string" calcext:value-type="string" table:number-columns-spanned="1" table:number-rows-spanned="2">
            <text:p>-</text:p>
          </table:table-cell>
          <table:table-cell/>
          <table:table-cell table:formula="of:=[.M11]" office:value-type="float" office:value="1" calcext:value-type="float">
            <text:p>1</text:p>
          </table:table-cell>
          <table:table-cell table:formula="of:=-1*[.M10]" office:value-type="float" office:value="-1.00589300215437" calcext:value-type="float">
            <text:p>-1.00589300215437</text:p>
          </table:table-cell>
          <table:table-cell office:value-type="string" calcext:value-type="string" table:number-columns-spanned="1" table:number-rows-spanned="2">
            <text:p>*</text:p>
          </table:table-cell>
          <table:table-cell table:formula="of:=1-[.A10]*[.A10]-[.A10]+[.A11]*[.A11]" office:value-type="float" office:value="-0.000000000203565331258204" calcext:value-type="float">
            <text:p>-2.03565331258204E-10</text:p>
          </table:table-cell>
          <table:table-cell office:value-type="string" calcext:value-type="string" table:number-columns-spanned="1" table:number-rows-spanned="2">
            <text:p>=</text:p>
          </table:table-cell>
          <table:table-cell table:formula="of:=[.A10]-([.D10]*[.G10]/[.C11]+[.E10]*[.G11]/[.C11])" office:value-type="float" office:value="0.725950726143192" calcext:value-type="float">
            <text:p>0.725950726143192</text:p>
          </table:table-cell>
          <table:table-cell/>
          <table:table-cell office:value-type="string" calcext:value-type="string" table:number-columns-spanned="1" table:number-rows-spanned="2">
            <text:p>J(x)=</text:p>
          </table:table-cell>
          <table:table-cell table:formula="of:=-2*[.A10]-1" office:value-type="float" office:value="-2.45190145246447" calcext:value-type="float">
            <text:p>-2.45190145246447</text:p>
          </table:table-cell>
          <table:table-cell table:formula="of:=2*[.A11]" office:value-type="float" office:value="1.00589300215437" calcext:value-type="float">
            <text:p>1.00589300215437</text:p>
          </table:table-cell>
          <table:table-cell/>
        </table:table-row>
        <table:table-row table:style-name="ro1">
          <table:table-cell table:formula="of:=[.I8]" office:value-type="float" office:value="0.502946501077187" calcext:value-type="float">
            <text:p>0.502946501077187</text:p>
          </table:table-cell>
          <table:covered-table-cell table:style-name="Default"/>
          <table:table-cell table:formula="of:=[.L10]*[.M11]-[.L11]*[.M10]" office:value-type="float" office:value="-1.18960240349234" calcext:value-type="float">
            <text:p>-1.18960240349234</text:p>
          </table:table-cell>
          <table:table-cell table:formula="of:=-1*[.L11]" office:value-type="float" office:value="1.25490389760004" calcext:value-type="float">
            <text:p>1.25490389760004</text:p>
          </table:table-cell>
          <table:table-cell table:formula="of:=[.L10]" office:value-type="float" office:value="-2.45190145246447" calcext:value-type="float">
            <text:p>-2.45190145246447</text:p>
          </table:table-cell>
          <table:covered-table-cell table:style-name="Default"/>
          <table:table-cell table:formula="of:=[.A11]-SIN([.A10]*[.A10])" office:value-type="float" office:value="-0.0000000000970646896192307" calcext:value-type="float">
            <text:p>-9.70646896192307E-11</text:p>
          </table:table-cell>
          <table:covered-table-cell table:style-name="Default"/>
          <table:table-cell table:formula="of:=[.A11]-([.D11]*[.G10]/[.C11]+[.E11]*[.G11]/[.C11])" office:value-type="float" office:value="0.502946501062509" calcext:value-type="float">
            <text:p>0.502946501062509</text:p>
          </table:table-cell>
          <table:table-cell/>
          <table:covered-table-cell table:style-name="Default"/>
          <table:table-cell table:formula="of:=-2*[.A10]*COS([.A10]*[.A10])" office:value-type="float" office:value="-1.25490389760004" calcext:value-type="float">
            <text:p>-1.2549038976000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3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4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5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26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9:50:46.899482387</meta:creation-date>
    <dc:date>2019-02-07T11:00:27.744051297</dc:date>
    <meta:editing-duration>PT6M27S</meta:editing-duration>
    <meta:editing-cycles>1</meta:editing-cycles>
    <meta:document-statistic meta:table-count="2" meta:cell-count="115" meta:object-count="0"/>
    <meta:generator>LibreOffice/6.0.7.3$Linux_X86_64 LibreOffice_project/00m0$Build-3</meta:generator>
  </office:meta>
</office:document-meta>
</file>